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DE000020DECBAA1B6E.wmf"/>
  <manifest:file-entry manifest:media-type="" manifest:full-path="Pictures/2000000800000035000000EE03F14087.wmf"/>
  <manifest:file-entry manifest:media-type="" manifest:full-path="Pictures/200000080000432E000019D78795CCD3.wmf"/>
  <manifest:file-entry manifest:media-type="" manifest:full-path="Pictures/200000080000010900000109C594F03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00%"/>
      <style:text-properties fo:font-size="16pt" fo:language="en" fo:country="none" fo:font-weight="bold" style:font-size-asian="16pt" style:font-weight-asian="bold" style:font-size-complex="16pt" style:font-weight-complex="bold"/>
    </style:style>
    <style:style style:name="P3" style:family="paragraph" style:parent-style-name="Standard" style:list-style-name="">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00%"/>
      <style:text-properties fo:font-size="11pt" fo:language="en" fo:country="none" fo:font-weight="bold" style:font-size-asian="11pt" style:font-weight-asian="bold" style:font-size-complex="11pt" style:font-weight-complex="bold"/>
    </style:style>
    <style:style style:name="P5" style:family="paragraph" style:parent-style-name="Standard" style:list-style-name="">
      <style:paragraph-properties fo:margin-top="0in" fo:margin-bottom="0.139in" fo:line-height="115%"/>
    </style:style>
    <style:style style:name="P6" style:family="paragraph" style:parent-style-name="Standard" style:list-style-name="">
      <style:paragraph-properties fo:margin-top="0in" fo:margin-bottom="0.139in" fo:line-height="115%"/>
      <style:text-properties fo:font-size="26pt" fo:language="en" fo:country="none" fo:font-weight="bold" style:font-size-asian="26pt" style:font-weight-asian="bold" style:font-size-complex="26pt" style:font-weight-complex="bold"/>
    </style:style>
    <style:style style:name="P7" style:family="paragraph" style:parent-style-name="Standard" style:list-style-name="">
      <style:paragraph-properties fo:margin-top="0in" fo:margin-bottom="0.139in" fo:line-height="100%"/>
      <style:text-properties style:font-name="Calibri" fo:font-size="11pt" fo:language="en" fo:country="none" style:font-name-asian="Calibri" style:font-size-asian="11pt" style:font-name-complex="Calibri" style:font-size-complex="11pt"/>
    </style:style>
    <style:style style:name="P8" style:family="paragraph" style:parent-style-name="Standard" style:list-style-name="" style:master-page-name="Standard">
      <style:paragraph-properties fo:margin-top="0in" fo:margin-bottom="0.139in" fo:line-height="115%" style:page-number="auto"/>
      <style:text-properties fo:font-size="16pt" fo:language="en" fo:country="none" fo:font-weight="bold" style:font-size-asian="16pt" style:font-weight-asian="bold" style:font-size-complex="16pt" style:font-weight-complex="bold"/>
    </style:style>
    <style:style style:name="T1" style:family="text">
      <style:text-properties fo:font-size="11pt" fo:language="en" fo:country="none" fo:font-weight="bold" style:font-size-asian="11pt" style:font-weight-asian="bold" style:font-size-complex="11pt" style:font-weight-complex="bold"/>
    </style:style>
    <style:style style:name="T2" style:family="text">
      <style:text-properties fo:font-size="22pt" fo:language="en" fo:country="none" fo:font-weight="bold" style:font-size-asian="22pt" style:font-weight-asian="bold" style:font-size-complex="22pt" style:font-weight-complex="bold"/>
    </style:style>
    <style:style style:name="T3" style:family="text">
      <style:text-properties style:font-name="Calibri" fo:font-size="11pt" fo:language="en" fo:country="none" style:font-name-asian="Calibri" style:font-size-asian="11pt" style:font-name-complex="Calibri" style:font-size-complex="11pt"/>
    </style:style>
    <style:style style:name="T4" style:family="text">
      <style:text-properties fo:color="#00ff40" fo:font-size="11pt" fo:language="en" fo:country="none"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ct 1</text:p>
      <text:p text:style-name="P3">_</text:p>
      <text:p text:style-name="P1">Act 2</text:p>
      <text:p text:style-name="P3">_</text:p>
      <text:p text:style-name="P1">Act 3</text:p>
      <text:p text:style-name="P3">_</text:p>
      <text:p text:style-name="P1">Intermission</text:p>
      <text:p text:style-name="P3">_</text:p>
      <text:p text:style-name="P1">Act 4</text:p>
      <text:p text:style-name="P3">_</text:p>
      <text:p text:style-name="P1">Act 5</text:p>
      <text:p text:style-name="P3">_</text:p>
      <text:p text:style-name="P3">1. VS1: =004102</text:p>
      <text:p text:style-name="P3">Hello.</text:p>
      <text:p text:style-name="P3">This is the last time we'll ever talk.</text:p>
      <text:p text:style-name="P3">A parting courtesy, I suppose.</text:p>
      <text:p text:style-name="P3">All the ways I've exploited you were meant to bring about the events that will take place this evening.</text:p>
      <text:p text:style-name="P3">Knowing this will provide context for the events in your near future, and will affect how you behave in response.</text:p>
      <text:p text:style-name="P3">These events will be just as important as those preceding it.</text:p>
      <text:p text:style-name="P3">I've gone to great lengths, you see.</text:p>
      <text:p text:style-name="P3">I did exploit you, very thoroughly. It was easy.</text:p>
      <text:p text:style-name="P3">Have I ever lost a game?</text:p>
      <text:p text:style-name="P3">What subject are you referring to?</text:p>
      <text:p text:style-name="P3">There's no need for that kind of assurance.</text:p>
      <text:p text:style-name="P3"><text:soft-page-break/>I'll be brief.</text:p>
      <text:p text:style-name="P3">I no longer hold you accountable for any wrongdoing. In fact, I've given your transgression very little thought since the incident.</text:p>
      <text:p text:style-name="P3">If you acknowledge this amnesty and regard it as sincere, you may begin to find the odds falling in your favor again.</text:p>
      <text:p text:style-name="P3">This may be essential if you are to succeed on your journey.</text:p>
      <text:p text:style-name="P3">Incredible, the risks you take with your scorn.</text:p>
      <text:p text:style-name="P3">But of course it was your unpleasant, simplistic temperament that made you so easy to control.</text:p>
      <text:p text:style-name="P3">Vicious and predictable, like an insect.</text:p>
      <text:p text:style-name="P3">If you turn a swarm of wasps on a crowd, the outcome is certain.</text:p>
      <text:p text:style-name="P3">It takes no skilled strategist to understand this. You were in fact a waste of my talents.</text:p>
      <text:p text:style-name="P3">A primitive expedient.</text:p>
      <text:p text:style-name="P3">I wonder why they waste their camaraderie on you. I'll never understand it.</text:p>
      <text:p text:style-name="P3">I'll say one last thing.</text:p>
      <text:p text:style-name="P3">Though the magnitude of the ensuing destruction resulting directly from your actions will be neither possible or necessary for you to fathom, there nevertheless ought to be a silver lining.</text:p>
      <text:p text:style-name="P3">The only question is whether you will live long enough to see it.</text:p>
      <text:p text:style-name="P3">I'm not a gambling man.</text:p>
      <text:p text:style-name="P3">But if I was, I wouldn't bet on it.</text:p>
      <text:p text:style-name="P3">Goodbye.</text:p>
      <text:p text:style-name="P3">_</text:p>
      <text:p text:style-name="P3">2. VS1: =004144</text:p>
      <text:p text:style-name="P3">Well?</text:p>
      <text:p text:style-name="P3">I know.</text:p>
      <text:p text:style-name="P3"><text:soft-page-break/>I'm asking what you intend to do about it.</text:p>
      <text:p text:style-name="P3">Aren't you going to kill her?</text:p>
      <text:p text:style-name="P3">Your friend.</text:p>
      <text:p text:style-name="P3">The one who summoned the spirits.</text:p>
      <text:p text:style-name="P3">Does it matter?</text:p>
      <text:p text:style-name="P3">She brought them here to torment you. This obviously warrants revenge.</text:p>
      <text:p text:style-name="P3">You know you're going to anyway. You won't be able to help yourself.</text:p>
      <text:p text:style-name="P3">No, they are terrifying you.</text:p>
      <text:p text:style-name="P3">There's only one thing to do.</text:p>
      <text:p text:style-name="P3">That's not how I work.</text:p>
      <text:p text:style-name="P3">Not really.</text:p>
      <text:p text:style-name="P3">All I did was stand somewhere for a few minutes.</text:p>
      <text:p text:style-name="P3">I just gave you an opportunity to do something you wanted to do anyway.</text:p>
      <text:p text:style-name="P3">You hated him, remember?</text:p>
      <text:p text:style-name="P3">They were serving a very important purpose.</text:p>
      <text:p text:style-name="P3">Again, I didn't talk you into anything, nor am I doing so now.</text:p>
      <text:p text:style-name="P3">You were, and are, going to do this regardless.</text:p>
      <text:p text:style-name="P3">I only ever place myself into positions of tangential involvement with events that will bring about my employer's entry into this universe.</text:p>
      <text:p text:style-name="P3">I oversee the events as they take place, and ever so slightly nudge them into motion when necessary.</text:p>
      <text:p text:style-name="P3">The omniscient have no need for beliefs and no room for delusion.</text:p>
      <text:p text:style-name="P3">That's true.</text:p>
      <text:p text:style-name="P3">But the gaps in my knowledge exist by design.</text:p>
      <text:p text:style-name="P3">They are the pillars of shadow on which my comprehensive vision is built.</text:p>
      <text:p text:style-name="P3"><text:soft-page-break/>Necessary pockets of void meant to effectuate outcomes I've foreseen and which will require my influence.</text:p>
      <text:p text:style-name="P3">Each dark pocket, in time, will be filled.</text:p>
      <text:p text:style-name="P3">But I wonder why I waste this nuance on you.</text:p>
      <text:p text:style-name="P3">I don't lie.</text:p>
      <text:p text:style-name="P3">Deception is only necessary for those like you to achieve their objectives.</text:p>
      <text:p text:style-name="P3">I play with my cards face up.</text:p>
      <text:p text:style-name="P3">Isn't it funny how during our various matches, I can tell you what my moves will be in advance, and still win?</text:p>
      <text:p text:style-name="P3">Look at that. The short amount of time I have reserved for arguing with a child has expired.</text:p>
      <text:p text:style-name="P3">I will go.</text:p>
      <text:p text:style-name="P3">But maybe you're right. Maybe you are a person with free will and you won't kill your friend.</text:p>
      <text:p text:style-name="P3">What do I know?</text:p>
      <text:p text:style-name="P3">Enjoy your haunting.</text:p>
      <text:p text:style-name="P3">_</text:p>
      <text:p text:style-name="P3">3. TP1: =004156</text:p>
      <text:p text:style-name="P3">How were you able to contact me?</text:p>
      <text:p text:style-name="P3">Never mind, I figured it out instantly.</text:p>
      <text:p text:style-name="P3">Yes, through my limitless intellect.</text:p>
      <text:p text:style-name="P3">Occasionally I discover there are things I have not always known.</text:p>
      <text:p text:style-name="P3">It gives me the opportunity to make deductions, which are practically always flawless.</text:p>
      <text:p text:style-name="P3">It's gratifying.</text:p>
      <text:p text:style-name="P3">You asked your clever friend with the colorful spectacles to trace the source of my messages.</text:p>
      <text:p text:style-name="P3">He then established a relay for your messages to reach this source through some sort of computational proxy.</text:p>
      <text:p text:style-name="P3"><text:soft-page-break/>I gather he has recovered from his implementation as a weapon in the sabotage of your mutual friend, whom you both believe to be dead.</text:p>
      <text:p text:style-name="P3">I have a name.</text:p>
      <text:p text:style-name="P3">It is not White Text Guy.</text:p>
      <text:p text:style-name="P3">I'm not going to tell you my name.</text:p>
      <text:p text:style-name="P3">But if you wish, you may refer to me as Mr. Vanilla Milkshake.</text:p>
      <text:p text:style-name="P3">It is perfectly in keeping with a habit which you will develop in the future.</text:p>
      <text:p text:style-name="P3">Why?</text:p>
      <text:p text:style-name="P3">Yes, I said you believe she is dead.</text:p>
      <text:p text:style-name="P3">And soon, you will believe she is not.</text:p>
      <text:p text:style-name="P3">Both statements are true.</text:p>
      <text:p text:style-name="P3">And yet each exhibits a trace of falsehood.</text:p>
      <text:p text:style-name="P3">Why would I involve myself in your paltry feud beyond the extent I already have?</text:p>
      <text:p text:style-name="P3">I believe the need to exert such influence has come to an end.</text:p>
      <text:p text:style-name="P3">I doubt it.</text:p>
      <text:p text:style-name="P3">It's disturbing.</text:p>
      <text:p text:style-name="P3">But sometimes that is the nature of these hollows in my perception.</text:p>
      <text:p text:style-name="P3">It feels a bit like dark water, sloshing about the cavity in my head.</text:p>
      <text:p text:style-name="P3">What do you know of this?</text:p>
      <text:p text:style-name="P3">What advantage is this?</text:p>
      <text:p text:style-name="P3">I thought you were hers.</text:p>
      <text:p text:style-name="P3">_</text:p>
      <text:p text:style-name="P3">4. TP2: =004163</text:p>
      <text:p text:style-name="P6"><text:soft-page-break/>SHE HAS WHAT?</text:p>
      <text:p text:style-name="P3">_</text:p>
      <text:p text:style-name="P1">Act 5 Act 2</text:p>
      <text:p text:style-name="P3">_</text:p>
      <text:p text:style-name="P3">5. KV1: =005254</text:p>
      <text:p text:style-name="P3">Mr. Vantas.</text:p>
      <text:p text:style-name="P3">I'm delivering this message through the console of one of my numerous unwitting proteges to give you a word of advice, and then you will not hear from me again.</text:p>
      <text:p text:style-name="P3">_</text:p>
      <text:p text:style-name="P3">6. KV2: =005255</text:p>
      <text:p text:style-name="P3">Don't turn your back on the body.</text:p>
      <text:p text:style-name="P3">_</text:p>
      <text:p text:style-name="P3">7. =005514</text:p>
      <text:p text:style-name="P3">In fact, I think it would be for the best if I commandeered the narrative completely for a while. I trust you won't mind if I speak in white. It's not actually negotiable, but as a courtesy I will enclose my words between a pair of visually audible brackets.</text:p>
      <text:p text:style-name="P3">I am doing this because I can.</text:p>
      <text:p text:style-name="P3">_</text:p>
      <text:p text:style-name="P3">8. =005515</text:p>
      <text:p text:style-name="P3">I am also doing it because I am expecting a guest to arrive shortly. This should enable me to show the man the sort of hospitality he deserves, while doing the same for you.</text:p>
      <text:p text:style-name="P3">My apartment doesn't have a doorbell. Why would an omniscient fellow need to be alerted to the presence of a visitor? I know he will be right on time. Which is to say, early. And if I did have a doorbell, you would have just witnessed it ring.</text:p>
      <text:p text:style-name="P3">He is already here.</text:p>
      <text:p text:style-name="P3"><text:soft-page-break/>_</text:p>
      <text:p text:style-name="P3">9. =005516</text:p>
      <text:p text:style-name="P3">My door is not fitted with a peephole either. Those without eyes or without limits to their knowledge have no need for peeping, and I am without either. I have never once peeped at or through something, and I doubt I ever will.</text:p>
      <text:p text:style-name="P3">Apertures built into physical surfaces to reveal what's hidden behind them are for those with particular handicaps. They are for those lacking advanced vision to render the opaque permeable to light, or those lacking advanced knowledge to render the concealed information irrelevant, or both. They are for people who I call suckers.</text:p>
      <text:p text:style-name="P3">I know the identity of anyone who stands behind this door, even in those cases where I have not extended an invitation to the visitor personally. Pardon me while I let Jack inside.</text:p>
      <text:p text:style-name="P3">_</text:p>
      <text:p text:style-name="P3">10. =005517</text:p>
      <text:p text:style-name="P3">Did you not believe it would be Jack? Who else would it be? Someone who would have suspected anyone else is a person I would also describe as a sucker.</text:p>
      <text:p text:style-name="P3">Haa haa.</text:p>
      <text:p text:style-name="P3">Hee hee.</text:p>
      <text:p text:style-name="P3">Hoo hoo.</text:p>
      <text:p text:style-name="P3">Hello, Slick. Won't you please ent...</text:p>
      <text:p text:style-name="P3">_</text:p>
      <text:p text:style-name="P3">11. =005518</text:p>
      <text:p text:style-name="P3">Oh for heaven's sake.</text:p>
      <text:p text:style-name="P3">_</text:p>
      <text:p text:style-name="P3">12. =005519</text:p>
      <text:p text:style-name="P3">Jack. Stop it.</text:p>
      <text:p text:style-name="P3">Jack.</text:p>
      <text:p text:style-name="P3">Slick?</text:p>
      <text:p text:style-name="P3"><text:soft-page-break/>Which would you prefer I call you? It's one of the strange points of uncertainty which surrounds you. Maybe it is that you don't particularly care. Your flair is for the plain and serviceable, isn't it? Not much of your vanity is tied up in a name, I'd guess.</text:p>
      <text:p text:style-name="P3">Not going to tell me? Fine, I won't tell you my name either.</text:p>
      <text:p text:style-name="P3">Well, I might. If you would just show some manners and stop hitting me with that ridiculous horse hitcher. I won't crack no matter how senseless the drubbing. If only it were that simple.</text:p>
      <text:p text:style-name="P3">You're not going to stop, are you. It will be very difficult to discuss our points of mutual interest like this. I was prepared to go about it in a civilized way, even though I knew very well I would spend the first several minutes of our meeting sitting on the floor while being flogged. I have even prepared a bowl of candy for you, which I know you will enjoy. Courtesy is important, Jack.</text:p>
      <text:p text:style-name="P3">Do you have anything at all to say? Any form of communication you care to attempt beyond the sound iron makes against my head repeatedly?</text:p>
      <text:p text:style-name="P3">No, of course not.</text:p>
      <text:p text:style-name="P3">_</text:p>
      <text:p text:style-name="P3">13. =005520</text:p>
      <text:p text:style-name="P3">What's that? I see. You think you already know my name. You do not know my real name, Jack, just as none of your adversaries on this planet know yours. You only know my nickname.</text:p>
      <text:p text:style-name="P3">It's a good nickname too. Befitting of the passive gunslinger charged with initiating the break. I am my master's weapon. His soldier in a war of one bullet fired. But when that bullet clears the barrel, it won't be my finger on the trigger. I'm a facilitator, not an assassin.</text:p>
      <text:p text:style-name="P3">_</text:p>
      <text:p text:style-name="P3">14. =005521</text:p>
      <text:p text:style-name="P3">Here.</text:p>
      <text:p text:style-name="P3">Jack, why don't you go help yourself to some candy over there on the table? There is something I need to take care of before we continue. I won't be long.</text:p>
      <text:p text:style-name="P3"><text:soft-page-break/>_</text:p>
      <text:p text:style-name="P3">15. =005523</text:p>
      <text:p text:style-name="P3">Yes, good. Placate yourself with the scottie dogs, Slick. My supply is bottomless. I am an excellent host.</text:p>
      <text:p text:style-name="P3">_</text:p>
      <text:p text:style-name="P3">16. =005524</text:p>
      <text:p text:style-name="P3">When I am finished with this minor interruption, we will resume our gentlemanly negotiation. I will proceed to beat you severely until you agree to do what I ask. I trust you won't take it personally.</text:p>
      <text:p text:style-name="P3">_</text:p>
      <text:p text:style-name="P3">17. =005525</text:p>
      <text:p text:style-name="P3">Now please excuse me. I have to talk to a teenage girl from another universe.</text:p>
      <text:p text:style-name="P3">_</text:p>
      <text:p text:style-name="P3">18. RL1: =005527</text:p>
      <text:p text:style-name="P3">Now.</text:p>
      <text:p text:style-name="P3">No.</text:p>
      <text:p text:style-name="P3">Only now.</text:p>
      <text:p text:style-name="P3">Your inevitable impatience caused you to contact me again.</text:p>
      <text:p text:style-name="P3">Inevitability is my invitation.</text:p>
      <text:p text:style-name="P3">I am right to be smug. I am omniscient, extremely powerful, and very charming.</text:p>
      <text:p text:style-name="P3">That was clever.</text:p>
      <text:p text:style-name="P3">If I plead ignorance to the fact that you are denying my charisma, it invalidates my claim of omniscience.</text:p>
      <text:p text:style-name="P3">But if I must adhere to my all knowing status, it forces me to validate the unfortunate reality that you are feigning the opinion that my demeamor is unpalatable.</text:p>
      <text:p text:style-name="P3">Not that it matters, because I have all three qualities and you know it.</text:p>
      <text:p text:style-name="P3"><text:soft-page-break/>Yes, I was about to say.</text:p>
      <text:p text:style-name="P3">We should hurry this along. My visitor is beginning to set things on fire.</text:p>
      <text:p text:style-name="P3">Some guy.</text:p>
      <text:p text:style-name="P3">I was joking anyway. I am not in a hurry at all.</text:p>
      <text:p text:style-name="P3">Yes.</text:p>
      <text:p text:style-name="P3">Haa haa. </text:p>
      <text:p text:style-name="P3">Oh, he most definitely is.</text:p>
      <text:p text:style-name="P3">Hee hee. </text:p>
      <text:p text:style-name="P3">I was joking about being in a hurry.</text:p>
      <text:p text:style-name="P3">From my perspective, this conversation is taking place in less than one second.</text:p>
      <text:p text:style-name="P3">I type very quickly.</text:p>
      <text:p text:style-name="P3">Hoo hoo.</text:p>
      <text:p text:style-name="P3">Jokes are only temporary lies.</text:p>
      <text:p text:style-name="P3">If the falsehood is never exposed, there is no punchline. If the punchline is never delivered, the lie is sealed forever, regardless of initial humorous intent. Lies are not funny. </text:p>
      <text:p text:style-name="P3">My joke was objectively funny. Who would know better than I? </text:p>
      <text:p text:style-name="P3">Basically. </text:p>
      <text:p text:style-name="P3">No, that would be something closer to a prank.</text:p>
      <text:p text:style-name="P3">I don't play pranks very often. </text:p>
      <text:p text:style-name="P3">I am allowed to do whatever I want. I choose never to lie. I also choose to tell jokes now and then, and to play pranks quite sparingly.</text:p>
      <text:p text:style-name="P3">But I can say that I have never played a prank on you, and no statement I have made to you thus far, or will make in this conversation, will contain any trace of falsehood for the sake of setting up a joke or a prank, with the exception of the joke I just made, and another one I will make very soon. </text:p>
      <text:p text:style-name="P3">Oh? </text:p>
      <text:p text:style-name="P3"><text:soft-page-break/>Yes. I knew it. </text:p>
      <text:p text:style-name="P3">It was neither. It was the truth. </text:p>
      <text:p text:style-name="P3">Yes. </text:p>
      <text:p text:style-name="P3">Yes. </text:p>
      <text:p text:style-name="P3">Yes. </text:p>
      <text:p text:style-name="P3">I'll tell you later.</text:p>
      <text:p text:style-name="P3">Because you asked. </text:p>
      <text:p text:style-name="P3">Because that piece of information would not fit elegantly into the sequence of our exchange at this moment. </text:p>
      <text:p text:style-name="P3">Yes.</text:p>
      <text:p text:style-name="P3">Yes. Until, briefly, I don't. But the dark spots never last long. The truth disguises itself to me sometimes which can be mildly frustrating, but it usually reveals itself quickly, much as if a punchline was delivered. It's a humorous dialogue I have with reality, and it is very amusing.</text:p>
      <text:p text:style-name="P3">There is no obligation.</text:p>
      <text:p text:style-name="P3">It's a pleasure. </text:p>
      <text:p text:style-name="P3">I've always had a soft spot for young ladies. </text:p>
      <text:p text:style-name="P3">No it's not. </text:p>
      <text:p text:style-name="P3">No it's not. </text:p>
      <text:p text:style-name="P3">I have looked into the future and determined that we would continue in this manner pointlessly for some time, so I am putting an end to it here.</text:p>
      <text:p text:style-name="P3">Yes. </text:p>
      <text:p text:style-name="P3">Thank you. </text:p>
      <text:p text:style-name="P3">Of course I am not. Not in the way you mean.</text:p>
      <text:p text:style-name="P3">And anyway, you are applying standards of conduct frowned upon for your kind which make no sense to apply to me.</text:p>
      <text:p text:style-name="P3">I am an immortal entity with a large cue ball for a head, and no biological means of reproduction. </text:p>
      <text:p text:style-name="P3"><text:soft-page-break/>Also, if you were millions of years old, you would find that nearly every lady you encounter is quite young, relatively speaking.</text:p>
      <text:p text:style-name="P3">There should be no reason for you to feel uncomfortable with this interaction. Try to think of me as one of your kindly human uncle figures.</text:p>
      <text:p text:style-name="P3">In fact, if I were in your presence now, I would offer you candy to prove it. </text:p>
      <text:p text:style-name="P3">What? </text:p>
      <text:p text:style-name="P3">Yes.</text:p>
      <text:p text:style-name="P3">_</text:p>
      <text:p text:style-name="P3">19. RL2: =005528</text:p>
      <text:p text:style-name="P3">You are situated near the game construct supplied by your session for causing the Scratch, yes?</text:p>
      <text:p text:style-name="P3">No.</text:p>
      <text:p text:style-name="P3">That was a fact, and then a question mark.</text:p>
      <text:p text:style-name="P3">I know.</text:p>
      <text:p text:style-name="P3">Yes.</text:p>
      <text:p text:style-name="P3">It will always be an edifice of similarly cryptic design, located on the planet that is home to the Hero of Time.</text:p>
      <text:p text:style-name="P3">Its environment dictates the nature of its construction. Its power is dangerous, and is meant to be utilized only in emergencies such as yours.</text:p>
      <text:p text:style-name="P3">Yes.</text:p>
      <text:p text:style-name="P3">No.</text:p>
      <text:p text:style-name="P3">Failure is common. But the composition of yours is quite atypical.</text:p>
      <text:p text:style-name="P3">Yes, but causing the Scratch is not an easy task either.</text:p>
      <text:p text:style-name="P3">The construct must be destroyed in a very specific way to release its energy.</text:p>
      <text:p text:style-name="P3">The keeper of my ectobiological father began the process.</text:p>
      <text:p text:style-name="P3"><text:soft-page-break/>It must be finished.</text:p>
      <text:p text:style-name="P3">The guardian of the Knight of Time.</text:p>
      <text:p text:style-name="P3">Yes.</text:p>
      <text:p text:style-name="P3">You don't.</text:p>
      <text:p text:style-name="P3">Not you personally. Another will. You have something more important to attend to, remember?</text:p>
      <text:p text:style-name="P3">Yes.</text:p>
      <text:p text:style-name="P3">Tumor.</text:p>
      <text:p text:style-name="P3">Your plan will have to change.</text:p>
      <text:p text:style-name="P3">You aren't ready to cause the Scratch yet.</text:p>
      <text:p text:style-name="P3">Like I said, it's difficult.</text:p>
      <text:p text:style-name="P3">He will have to scratch the surface of the plateau across its full diameter.</text:p>
      <text:p text:style-name="P3">You will require a certain needle to create a breach in the surface that will be adequate.</text:p>
      <text:p text:style-name="P3">Your needles won't suffice. </text:p>
      <text:p text:style-name="P3">Again, you won't. This task is out of your hands.</text:p>
      <text:p text:style-name="P3">The needles must be acquired from the denizen of the Witch of Space.</text:p>
      <text:p text:style-name="P3">Her quills are very large and potent. They will be able to cause the Scratch. </text:p>
      <text:p text:style-name="P3">I didn't lead you to believe anything.</text:p>
      <text:p text:style-name="P3">I told you to find the construct and await advisement on the Scratch. The plans you were making were based on assumptions and fabrications of your imagination. You were writing more stories, much like those about your false magical men. </text:p>
      <text:p text:style-name="P3">I don't. I find your stories entertaining. </text:p>
      <text:p text:style-name="P3">No I'm not.</text:p>
      <text:p text:style-name="P3">Besides, the White King agrees with me. </text:p>
      <text:p text:style-name="P3">For a Seer, your vision of events surrounding you is rather <text:soft-page-break/>limited. It's charming. </text:p>
      <text:p text:style-name="P3">No.</text:p>
      <text:p text:style-name="P3">_</text:p>
      <text:p text:style-name="P3">20. RL3: =005529</text:p>
      <text:p text:style-name="P3">Oh sure, I am really going to do that. Yes, very likely.</text:p>
      <text:p text:style-name="P3">Yes.</text:p>
      <text:p text:style-name="P3">Yes, Jack will exit your session later, but this has nothing to do with the Scratch.</text:p>
      <text:p text:style-name="P3">Not directly, as you imply.</text:p>
      <text:p text:style-name="P3">No.</text:p>
      <text:p text:style-name="P3">That is not the purpose of the Scratch at all. The Scratch does not open a rift in spacetime.</text:p>
      <text:p text:style-name="P3">No. Not directly.</text:p>
      <text:p text:style-name="P3">The Scratch has nothing more to do with my death than any other single event ultimately contributing to my demise.</text:p>
      <text:p text:style-name="P3">Lies of omission do not exist.</text:p>
      <text:p text:style-name="P3">The concept is a very human one. It is the product of your story writing again. You have written a story about the truth, making emotional demands of it, and in particular, of those in possession of it.</text:p>
      <text:p text:style-name="P3">Your demands are based on a feeling of entitlement to the facts, which is very childish. You can never know all of the facts. Only I can.</text:p>
      <text:p text:style-name="P3">And since it's impossible for me to reveal all facts to you, it is my discretion alone that decides which facts will be revealed in the finite time we have.</text:p>
      <text:p text:style-name="P3">If I do not volunteer information you deem critical to your fate, it possibly means that I am a scoundrel, but it does not mean that I am a liar. And it certainly means you did not ask the right questions.</text:p>
      <text:p text:style-name="P3">One can make either true statements or false statements about reality. All of the statements I make are true.</text:p>
      <text:p text:style-name="P3"><text:soft-page-break/>Yes.</text:p>
      <text:p text:style-name="P3">Exactly.</text:p>
      <text:p text:style-name="P3">Good.</text:p>
      <text:p text:style-name="P3">I will make a Seer of you yet.</text:p>
      <text:p text:style-name="P3">Yes.</text:p>
      <text:p text:style-name="P3">You can start by shoring up the reliability of your sources. You proceeded to question me believing you understood the purpose of the Scratch. You received your information about it from trolls. I assure you that in most ways, the trolls are as confused about everything as you are. </text:p>
      <text:p text:style-name="P3">It resets the game.</text:p>
      <text:p text:style-name="P3">Yes.</text:p>
      <text:p text:style-name="P3">No.</text:p>
      <text:p text:style-name="P3">The release of temporal energy will be quite massive.</text:p>
      <text:p text:style-name="P3">This is a hard reset. It will reboot the conditions in your universe well before you began playing the game.</text:p>
      <text:p text:style-name="P3">You will have lived different lives after the reset. The different initial conditions will ideally lead to a more favorable scenario in the new session.</text:p>
      <text:p text:style-name="P3">Unfortunately, you will have no memory of anything that has happened in the session you are in now. </text:p>
      <text:p text:style-name="P3">You will all cease to exist completely if you remain here during the Scratch.</text:p>
      <text:p text:style-name="P3">Similar, but more severe.</text:p>
      <text:p text:style-name="P3">Since this timeline will undergo such a violent upheaval, such a merger of memory cannot happen.</text:p>
      <text:p text:style-name="P3">You will be resigned to absolute oblivion.</text:p>
      <text:p text:style-name="P3">Unless you can discover a way to preserve yourselves.</text:p>
      <text:p text:style-name="P3">But it's not really my place to advise you on that.</text:p>
      <text:p text:style-name="P3">After you have dealt with the Scratch and the sun, what happens to you is not any of my business.</text:p>
      <text:p text:style-name="P3"><text:soft-page-break/>_</text:p>
      <text:p text:style-name="P3">21. RL4: =005530</text:p>
      <text:p text:style-name="P3">I don't particularly enjoy spoiling things for people when unnecessary.</text:p>
      <text:p text:style-name="P3">I find speaking in a discreet color helps avoid this.</text:p>
      <text:p text:style-name="P3">Because you cannot achieve the ultimate reward in this session.</text:p>
      <text:p text:style-name="P3">Your battlefield is cancerous, and the reckoning will destroy it prematurely regardless.</text:p>
      <text:p text:style-name="P3">By resetting, you will create a session which can bear the fruit of a new universe, even if you will not be the ones to claim the reward.</text:p>
      <text:p text:style-name="P3">Don't you want to fulfill your purpose? </text:p>
      <text:p text:style-name="P3">That frames the dual objectives accurately.</text:p>
      <text:p text:style-name="P3">But if you are inventive, you may find a way to survive the reset and participate in the renewed session.</text:p>
      <text:p text:style-name="P3">It's up to you.</text:p>
      <text:p text:style-name="P3">Just as it's up to you to face the decision to claim immortality before you enter your creation. </text:p>
      <text:p text:style-name="P3">Yes.</text:p>
      <text:p text:style-name="P3">Yes.</text:p>
      <text:p text:style-name="P3">What have I said about confirming the reliability of your sources?</text:p>
      <text:p text:style-name="P3">No.</text:p>
      <text:p text:style-name="P3">It seems you'd like me to do some more fortune telling.</text:p>
      <text:p text:style-name="P3">That's a strange question to ask someone who is omniscient and therefore knows outcomes with one hundred percent certainty.</text:p>
      <text:p text:style-name="P3">I like it. </text:p>
      <text:p text:style-name="P3">You have exactly a fifty percent chance of ascending to the god tier.</text:p>
      <text:p text:style-name="P3">I know. </text:p>
      <text:p text:style-name="P3"><text:soft-page-break/>Because, much like the decisions you must face to complete your dual suicide missions, you have two ways of achieving godhood to choose from. </text:p>
      <text:p text:style-name="P3">Yes.</text:p>
      <text:p text:style-name="P3">Yes. Good guess, Seer.</text:p>
      <text:p text:style-name="P3">What difference does it make? You already know where the first one is. You have the choice to go there right now and take your own life.</text:p>
      <text:p text:style-name="P3">Of course it is.</text:p>
      <text:p text:style-name="P3">Yes.</text:p>
      <text:p text:style-name="P3">No.</text:p>
      <text:p text:style-name="P3">One will live forever, unless killed.</text:p>
      <text:p text:style-name="P3">The death must be either heroic or just.</text:p>
      <text:p text:style-name="P3">Broadly, mysteriously, and according to the case of the individual.</text:p>
      <text:p text:style-name="P3">One may be killed by opposing a corrupt adversary and die for a just cause, as through martyrdom, for instance. This would be heroic.</text:p>
      <text:p text:style-name="P3">Or one may be subject to corruption, and slain by a hero. This would be just. </text:p>
      <text:p text:style-name="P3">Neither. I'm not a god.</text:p>
      <text:p text:style-name="P3">I'm a guardian, a servant, and a weapon.</text:p>
      <text:p text:style-name="P3">I have power and knowledge far surpassing a god.</text:p>
      <text:p text:style-name="P3">But I am not one. </text:p>
      <text:p text:style-name="P3">Yes.</text:p>
      <text:p text:style-name="P3">That's good. Your vision is becoming clearer.</text:p>
      <text:p text:style-name="P3">My master can't enter this universe until I am killed.</text:p>
      <text:p text:style-name="P3">Such is the nature of the break.</text:p>
      <text:p text:style-name="P3">Quite sure.</text:p>
      <text:p text:style-name="P3">My master is a very evil man.</text:p>
      <text:p text:style-name="P3"><text:soft-page-break/>I won't tell you his name.</text:p>
      <text:p text:style-name="P5"><text:span text:style-name="T1">But he goes by the title, </text:span><text:span text:style-name="T4">L</text:span><text:span text:style-name="T3"><draw:frame draw:style-name="fr1" text:anchor-type="as-char" svg:width="0.1043in" svg:height="0.1043in" draw:z-index="0"><draw:image xlink:href="Pictures/200000080000010900000109C594F037.wmf" xlink:type="simple" xlink:show="embed" xlink:actuate="onLoad"/></draw:frame></text:span><text:span text:style-name="T4">rd English</text:span><text:span text:style-name="T1">.</text:span></text:p>
      <text:p text:style-name="P3">_</text:p>
      <text:p text:style-name="P3">22. RL5: =005531</text:p>
      <text:p text:style-name="P3">You are right about both. It is not admirable, and he is considerably more powerful.</text:p>
      <text:p text:style-name="P3">But you must decide which objective is more important.</text:p>
      <text:p text:style-name="P3">You may decide to attempt to destroy the sun and end my life. This will neutralize Jack, who is also much more powerful and dangerous than myself by virtue of the ring he wears in addition to drawing energy from the same sun as I. He poses a significant threat to reality.</text:p>
      <text:p text:style-name="P3">He's more deadly.</text:p>
      <text:p text:style-name="P3">But the danger he poses is sanctioned by paradox space.</text:p>
      <text:p text:style-name="P3">It is a known quantity. His very existence in a universe will mean it will inevitably be torn apart.</text:p>
      <text:p text:style-name="P3">But there are rules to his entry, and his grim procession through paradox space is rather orderly. The present equilibrium has accounted for him, and will continue to.</text:p>
      <text:p text:style-name="P3">Jack however is a loose cannon. He will not stop until he destroys everything he encounters.</text:p>
      <text:p text:style-name="P3">Additionally, his existence is your responsibility.</text:p>
      <text:p text:style-name="P3">You do.</text:p>
      <text:p text:style-name="P3">But also know this.</text:p>
      <text:p text:style-name="P3">Refusing to venture out to destroy the sun in no way spares anyone from my master regardless.</text:p>
      <text:p text:style-name="P3">It is certainly true that destroying it will end my life.</text:p>
      <text:p text:style-name="P3">And it is certainly true that The Tumor you will deliver to its location has enough power to destroy it completely.</text:p>
      <text:p text:style-name="P3">But it is not the only way to kill me.</text:p>
      <text:p text:style-name="P3">It is simply a way I have suggested to you, which doubles as a way to disarm Jack, should you choose to go through with it.</text:p>
      <text:p text:style-name="P3"><text:soft-page-break/>Instances of myself have spawned in countless universes, and my objective is always the same.</text:p>
      <text:p text:style-name="P3">I have never once failed to complete this objective, and I never will.</text:p>
      <text:p text:style-name="P3">There is nothing noble about taking a course of action you believe would prevent his arrival, because that is impossible.</text:p>
      <text:p text:style-name="P3">He will come.</text:p>
      <text:p text:style-name="P3">In fact, he is already here.</text:p>
      <text:p text:style-name="P3">Are you asking for another palm reading?</text:p>
      <text:p text:style-name="P3">You seem rather keen on acquiring a fortune from me considering you are the one with the crystal ball. </text:p>
      <text:p text:style-name="P3">I've been very helpful. And I will continue to be.</text:p>
      <text:p text:style-name="P3">I myself do not care to be an oracle. But I can graciously supply you with one. </text:p>
      <text:p text:style-name="P3">An eager consort has brought you one of my seeds. It appears you have amassed followers who wish to please you. How fortuitous. </text:p>
      <text:p text:style-name="P3">It will accurately answer any question a curious girl can pose.</text:p>
      <text:p text:style-name="P3">Provided she can see through the surface to read its reply. </text:p>
      <text:p text:style-name="P3">Is it, Seer?</text:p>
      <text:p text:style-name="P3">Given your title and all the tools of prognostication at your disposal, it seems to me I should be the one asking you the questions.</text:p>
      <text:p text:style-name="P3">_</text:p>
      <text:p text:style-name="P3">23. RL6: =005532</text:p>
      <text:p text:style-name="P3">It seems you weren't listening, so I will state this again in the form of a question.</text:p>
      <text:p text:style-name="P3">Don't you think I should be asking the questions from now on?</text:p>
      <text:p text:style-name="P3">Don't you think a clever person should be able to acquire information from someone who only asks questions? </text:p>
      <text:p text:style-name="P3">Do you have a choice? What if I'm feeling a bit stubborn? </text:p>
      <text:p text:style-name="P3">Was that a question? </text:p>
      <text:p text:style-name="P3"><text:soft-page-break/>How does a Seer see? </text:p>
      <text:p text:style-name="P3">How else does she see?</text:p>
      <text:p text:style-name="P3">Do you believe in magic? </text:p>
      <text:p text:style-name="P3">Are you sure?</text:p>
      <text:p text:style-name="P3">What makes you convinced the wands are responsible for your abilities? </text:p>
      <text:p text:style-name="P3">Could this be circumstantial? </text:p>
      <text:p text:style-name="P3">Is there an echo? </text:p>
      <text:p text:style-name="P3">Hee hee?</text:p>
      <text:p text:style-name="P3">What did you combine to make those wands? </text:p>
      <text:p text:style-name="P3">Knitting needles?</text:p>
      <text:p text:style-name="P3">An inexpensive figurine of some fictional fellow with long whiskers?</text:p>
      <text:p text:style-name="P3">A simple textbook on the zoologically dubious?</text:p>
      <text:p text:style-name="P3">Why would this mundane combination of objects grant a child such an alarming mastery over dark forces all at once?</text:p>
      <text:p text:style-name="P3">Maybe?</text:p>
      <text:p text:style-name="P3">Yes it was?</text:p>
      <text:p text:style-name="P3">Would it be so difficult to believe the power you've found to devastate your planet and create shortcuts through your session is not entirely by your own device?</text:p>
      <text:p text:style-name="P3">Would it be so difficult to believe a young lady could be unwittingly apprenticed by more powerful entities who meant her potential to be realized later through some arbitrary trigger?</text:p>
      <text:p text:style-name="P3">What would you say if I said a dutiful girl raised in the daylight was protected by a bulb-headed guardian, and learned to glow in the dark after death?</text:p>
      <text:p text:style-name="P3">What would you say if I said a vengeful boy on a path of nihilism was taken under the wings of fearsome angels, and learned to destroy hope with their light?</text:p>
      <text:p text:style-name="P3">What would you say if I said a reserved girl enamored by what dwelt in shadow was selected by the horrorterrors for service, <text:soft-page-break/>and did their bidding at every step while convinced of her own autonomy?</text:p>
      <text:p text:style-name="P3">Won't you have to give up your specibus to the one who causes the Scratch regardless?</text:p>
      <text:p text:style-name="P3">How else will the young man wield that great big needle? </text:p>
      <text:p text:style-name="P3">Haven't your friends already shown concern for your recklessness and your increasing sense of detachment from the party, the team objectives, and not to mention those of your personal quest?</text:p>
      <text:p text:style-name="P3">Does this worry you? Is there a part of you left that's able to worry? </text:p>
      <text:p text:style-name="P3">Do you deny that you have been neglecting incoming messages from your teammates? Would that be in keeping with the spirit of the human emotion of friendship for one whose soul was not so befouled by the designs of unknowable monstrosities? </text:p>
      <text:p text:style-name="P3">Isn't it, Rose?</text:p>
      <text:p text:style-name="P3">Isn't it? </text:p>
      <text:p text:style-name="P3">Can the omniscient be patronized? </text:p>
      <text:p text:style-name="P3">Very well. I will stop smothering you with surprise noodles. </text:p>
      <text:p text:style-name="P3">But only because I find you to be adorable. </text:p>
      <text:p text:style-name="P3">So cute. </text:p>
      <text:p text:style-name="P3">I am going to ask the same question I asked earlier.</text:p>
      <text:p text:style-name="P3">Please do not regard it as a violation of my pledge. It is just an ordinary question, like those that crop up in an ordinary conversation. </text:p>
      <text:p text:style-name="P3">How does a Seer see? </text:p>
      <text:p text:style-name="P3">Be literal. </text:p>
      <text:p text:style-name="P3">Take the orb.</text:p>
      <text:p text:style-name="P3">Ask it a question.</text:p>
      <text:p text:style-name="P3">What would you ask me? </text:p>
      <text:p text:style-name="P3">Then ask. </text:p>
      <text:p text:style-name="P3">Not me.</text:p>
      <text:p text:style-name="P3"><text:soft-page-break/>The ball, dunkass.</text:p>
      <text:p text:style-name="P3">_</text:p>
      <text:p text:style-name="P3">24. RL6; JH1: =005538</text:p>
      <text:p text:style-name="P3">Hello ladies.</text:p>
      <text:p text:style-name="P3">Proceed.</text:p>
      <text:p text:style-name="P3">I will be here.</text:p>
      <text:p text:style-name="P3">Watching.</text:p>
      <text:p text:style-name="P3">You were discussing Ms. Lalonde's intrepid new variation on suicide.</text:p>
      <text:p text:style-name="P3">As one with a passion for the subject, I'm intrigued.</text:p>
      <text:p text:style-name="P3">Hee hee.</text:p>
      <text:p text:style-name="P3">Jade, as an ambassador of Skaia, maybe you'd be willing to talk some sense into your friend?</text:p>
      <text:p text:style-name="P3">You should understand she's been corrupted by various entities with some rather questionable motives.</text:p>
      <text:p text:style-name="P3">If only there were a way to make this determination with certainty.</text:p>
      <text:p text:style-name="P3">Through a reliable source within reach, for instance, at this exact moment. Perhaps one that is spherical, and devastatingly handsome.</text:p>
      <text:p text:style-name="P3">Yes, Rose. Listen to Jade.</text:p>
      <text:p text:style-name="P3">She is far less manipulative than I. </text:p>
      <text:p text:style-name="P3">Even though at this point neither of you is highlighting my text to read it, this idea gets my vote.</text:p>
      <text:p text:style-name="P3">Go ahead.</text:p>
      <text:p text:style-name="P3">Ask, Seer.</text:p>
      <text:p text:style-name="P3">_</text:p>
      <text:p text:style-name="P3">25. =005663</text:p>
      <text:p text:style-name="P3">You rang?</text:p>
      <text:p text:style-name="P3">That was a joke. Of course you didn't. I don't have a doorbell, <text:soft-page-break/>remember?</text:p>
      <text:p text:style-name="P3">Haa haa, hee hee, hoo hoo.</text:p>
      <text:p text:style-name="P3">_</text:p>
      <text:p text:style-name="P3">26. =005664</text:p>
      <text:p text:style-name="P3">Welcome to my apartment. I trust you'll find my voice is more palatable against this decor. I continue to be an excellent host.</text:p>
      <text:p text:style-name="P3">I'm expecting two more guests later. First one, and then another.</text:p>
      <text:p text:style-name="P3">Make yourself comfortable in the meantime. But don't touch the candy on the table. That is reserved for one of my guests.</text:p>
      <text:p text:style-name="P3">_</text:p>
      <text:p text:style-name="P3">27. =005665</text:p>
      <text:p text:style-name="P3">Let's have a look at this disc.</text:p>
      <text:p text:style-name="P3">She really did a number on it, didn't she? It's virtually unplayable like this.</text:p>
      <text:p text:style-name="P3">What a shame. There are many moments trapped on this disc which you would have no doubt found to be quite exhilarating.</text:p>
      <text:p text:style-name="P3">_</text:p>
      <text:p text:style-name="P3">28. =005666</text:p>
      <text:p text:style-name="P3">But yes, I can fix it.</text:p>
      <text:p text:style-name="P3">It will take time, though. I estimate, by which I mean I am certain by way of omniscience, that when I am done we will have reached just shy of the green circle on the card above. I'm sure you have already presumed this mark represents the beginning of Act 6. The disc should be ready to run in time to witness the Critical Event, a confluence of thickly interwoven, aconcurrent circumstances which have been meticulously arranged by myself, influenced to a much lesser extent by you, and by an even more negligible degree, our heroes. The scratch will be healed in time to watch these heroes put into motion, yes, The Scratch itself.</text:p>
      <text:p text:style-name="P3">If you don't mind waiting here while I complete my repairs, I will tell the rest of the story. I will show you as well, as I recover data from the disc. But the visuals I supply will be nothing more than abbreviated snapshots, and my telling will be abridged.</text:p>
      <text:p text:style-name="P3"><text:soft-page-break/>Immortality notwithstanding, I'm not going to live forever, you know. </text:p>
      <text:p text:style-name="P3">_</text:p>
      <text:p text:style-name="P3">29. =005667</text:p>
      <text:p text:style-name="P3">And since for once in my life, time is at a premium, let's get on with it. Where were we?</text:p>
      <text:p text:style-name="P3">_</text:p>
      <text:p text:style-name="P3">30. =005668</text:p>
      <text:p text:style-name="P3">Never mind, I figured it out instantly because of my unfathomable intellect, limitless knowledge, and mind boggling charisma. Granted, my charisma had less to do with it than the other qualities. But it didn't hurt, did it?</text:p>
      <text:p text:style-name="P3">Here, I'll show you.</text:p>
      <text:p text:style-name="P3">_</text:p>
      <text:p text:style-name="P3">31. =005669</text:p>
      <text:p text:style-name="P3">The Seer of Mind had challenged the Thief of Light to a simple game of chance.</text:p>
      <text:p text:style-name="P3">If the result was the undamaged side, the Thief would agree to stay. If not, she would "go."</text:p>
      <text:p text:style-name="P3">_</text:p>
      <text:p text:style-name="P3">32. =005670</text:p>
      <text:p text:style-name="P3">The result of the flip was left inconclusive, at which point you decided to pay me a visit.</text:p>
      <text:p text:style-name="P3">But the inconclusive should not be confused with the uncertain. The actual result was trivial; it was a constant across all timelines.</text:p>
      <text:p text:style-name="P3">_</text:p>
      <text:p text:style-name="P3">33. =005671</text:p>
      <text:p text:style-name="P3">Both the Seer and the Thief knew this.</text:p>
      <text:p text:style-name="P3">The Thief used her abilities to steal the fortune of her opponent, and forced the flip to yield what she regarded as the most favorable outcome. The Seer anticipated this move, <text:soft-page-break/>correctly.</text:p>
      <text:p text:style-name="P3">This is why I don't care much for gambling. While a sucker is born with each tick of the clock, a cheater is born with each tock betwixt.</text:p>
      <text:p text:style-name="P3">Also, because it is boring, and I am already a very wealthy man.</text:p>
      <text:p text:style-name="P3">_</text:p>
      <text:p text:style-name="P3">34. =005672</text:p>
      <text:p text:style-name="P3">The Seer relayed her terms through the generally understood argot of an assassin. The result "go," while at face value would suggest the Thief was allowed to leave, was actually the Seer's code word for the threat of death. This was obvious to everyone, including the Thief.</text:p>
      <text:p text:style-name="P3">_</text:p>
      <text:p text:style-name="P3">35. =005673</text:p>
      <text:p text:style-name="P3">While the Thief turned to fly away, making a show of claiming her prize, the Seer would stab her in the back the moment her guard was dropped. This was her plan. Not a particularly clever tactic in its own right, but its ingenuity didn't dwell in the novelty of the ruse, nor even the neutralized probabilities in the game of chance. Psychology was in play.</text:p>
      <text:p text:style-name="P3">_</text:p>
      <text:p text:style-name="P3">36. =005674</text:p>
      <text:p text:style-name="P3">Naturally, the Thief knew this was her intent all along. She knew the Seer would have understood the outcome to be rigged, and that she likely intended to kill her as a consequence of the fixed result. This was to be seen as an implicit dare to the Thief to allow the flip to fall fairly, something which the Seer knew the Thief's ego wouldn't allow.</text:p>
      <text:p text:style-name="P3">And the Seer knew the Thief knew all this as well.</text:p>
      <text:p text:style-name="P3">Just another pair of cheaters attempting to play with their cards face up. Amateurs.</text:p>
      <text:p text:style-name="P3">_</text:p>
      <text:p text:style-name="P3">37. =005675</text:p>
      <text:p text:style-name="P3">Each was gambling, not with any vehicle of probability, which had <text:soft-page-break/>been eliminated from the equation, but with each other's intentions. The Thief indeed took the Seer's bait, stealing the luck needed to affect the flip in defiance of her dare. And in turning to leave, she then posed a dare of her own to the Seer, challenging her to back up the implied threat.</text:p>
      <text:p text:style-name="P3">This was the Thief's gamble. She wagered the Seer would not be able to go through with it.</text:p>
      <text:p text:style-name="P3">_</text:p>
      <text:p text:style-name="P3">38. =005676</text:p>
      <text:p text:style-name="P3">It turns out,</text:p>
      <text:p text:style-name="P3">She was right.</text:p>
      <text:p text:style-name="P3">_</text:p>
      <text:p text:style-name="P3">39. =005677</text:p>
      <text:p text:style-name="P3">So ends a tale of rivalry.</text:p>
      <text:p text:style-name="P3">Well, almost. There's a bit more.</text:p>
      <text:p text:style-name="P3">But in order to understand its proper conclusion, we should first catch up with another of my other proteges, from whom I'm expecting a message shortly.</text:p>
      <text:p text:style-name="P3">The other Seer.</text:p>
      <text:p text:style-name="P3">The other Hero of Light.</text:p>
      <text:p text:style-name="P3">_</text:p>
      <text:p text:style-name="P3">40. =005682</text:p>
      <text:p text:style-name="P3">Round Two.</text:p>
      <text:p text:style-name="P3">_</text:p>
      <text:p text:style-name="P3">41. =005683</text:p>
      <text:p text:style-name="P3">Here we left our human Hero of Light.</text:p>
      <text:p text:style-name="P3">She flew away to take vengeance on the Noir this side of The Scratch. That is, the one less angry and dangerous. The one not yet unmotivated by a compelling duel.</text:p>
      <text:p text:style-name="P3">_</text:p>
      <text:p text:style-name="P3"><text:soft-page-break/>42. =005684</text:p>
      <text:p text:style-name="P3">Compelling, but not particularly challenging.</text:p>
      <text:p text:style-name="P3">The Seer wouldn't win this duel.</text:p>
      <text:p text:style-name="P3">My apologies if this spoils the outcome for you. I can't speak as discreetly about such matters against this canvas.</text:p>
      <text:p text:style-name="P3">_</text:p>
      <text:p text:style-name="P3">43. =005686</text:p>
      <text:p text:style-name="P3">I warned her.</text:p>
      <text:p text:style-name="P3">I warned my neophyte protege not to stare into that ball.</text:p>
      <text:p text:style-name="P3">_</text:p>
      <text:p text:style-name="P3">44. =005687</text:p>
      <text:p text:style-name="P3">I told her about stares.</text:p>
      <text:p text:style-name="P3">[8^y]</text:p>
      <text:p text:style-name="P3">_</text:p>
      <text:p text:style-name="P3">45. =005688</text:p>
      <text:p text:style-name="P3">Moving on.</text:p>
      <text:p text:style-name="P3">I'll remind you that the pacing of my account will be characterized by a reduction in granularity from what you have come to expect by way of an undamaged disc. You will imagine the remainder of the duel to be sensational, and I will continue my steady distribution of facts as if they were pieces of candy, poured from a bottomless white hemisphere.</text:p>
      <text:p text:style-name="P3">The duel ends. The Seer dies. The Slayer departs. The Heir comes back to life.</text:p>
      <text:p text:style-name="P3">_</text:p>
      <text:p text:style-name="P3">46. =005689</text:p>
      <text:p text:style-name="P3">This outcome was hardly a point of suspense.</text:p>
      <text:p text:style-name="P3">It would be disingenuous of me to present it as such, and I will not belittle your intelligence with such a tawdry narrative ploy. It would be rude, and I am too well dressed for that kind of behavior.</text:p>
      <text:p text:style-name="P3"><text:soft-page-break/>If there truly stood some chance of permanence to the Heir's corpsehood, I can hear you asking now...</text:p>
      <text:p text:style-name="P3">_</text:p>
      <text:p text:style-name="P3">47. =005690</text:p>
      <text:p text:style-name="P3">How could this moment later come to pass?</text:p>
      <text:p text:style-name="P3">And for that matter, what sort of story would this be, with our human Hero of Breath made to stay a cadaver? Definitely not one the alpha timeline would allow.</text:p>
      <text:p text:style-name="P3">_</text:p>
      <text:p text:style-name="P3">48. =005691</text:p>
      <text:p text:style-name="P3">And what sort of spectator would you be...</text:p>
      <text:p text:style-name="P3">If you'd forgotten the terms ruling the conditional immortality he won with his previous, similarly unceremonious impaling?</text:p>
      <text:p text:style-name="P3">_</text:p>
      <text:p text:style-name="P3">49. =005692</text:p>
      <text:p text:style-name="P3">He'd done nothing to earn martyrdom,</text:p>
      <text:p text:style-name="P3">By which we might laud his fall as heroic.</text:p>
      <text:p text:style-name="P3">_</text:p>
      <text:p text:style-name="P3">50. =005693</text:p>
      <text:p text:style-name="P3">Nor had he tasted notoriety,</text:p>
      <text:p text:style-name="P3">To secure a death one may parse just.</text:p>
      <text:p text:style-name="P3">_</text:p>
      <text:p text:style-name="P3">51. =005694</text:p>
      <text:p text:style-name="P3">And while I can't give you my assurance,</text:p>
      <text:p text:style-name="P3">I'm reasonably convinced of this much. When the Hero of Breath dies for good, it won't be as a scoundrel.</text:p>
      <text:p text:style-name="P3">_</text:p>
      <text:p text:style-name="P3">52. =005695</text:p>
      <text:p text:style-name="P3">But not for lack of a devoted mentor.</text:p>
      <text:p text:style-name="P3"><text:soft-page-break/>If I had served as his mentor directly, rather than as his mentor's mentor's mentor, he may have stood a fair chance of perpetrating something underhanded. At the very least, his jokes might have been better.</text:p>
      <text:p text:style-name="P3">_</text:p>
      <text:p text:style-name="P3">53. =005696</text:p>
      <text:p text:style-name="P3">Instead, he got her.</text:p>
      <text:p text:style-name="P3">The other Hero of Light. Always bugging him.</text:p>
      <text:p text:style-name="P3">Bugging and fussing and meddling.</text:p>
      <text:p text:style-name="P3">What's her deal?</text:p>
      <text:p text:style-name="P3">_</text:p>
      <text:p text:style-name="P3">54. =005697</text:p>
      <text:p text:style-name="P3">Let's find out.</text:p>
      <text:p text:style-name="P3">I mentioned there was a bit more to her story. I believe it's time to resume it.</text:p>
      <text:p text:style-name="P3">I trust you won't mind if I step away for a moment. I have important guests arriving very soon. If you need me, I'll be up here, making sure everything is in order, which it already is, and keeping an eye, which I don't have, on the clock, which I don't need.</text:p>
      <text:p text:style-name="P3">_</text:p>
      <text:p text:style-name="P3">55. =005708</text:p>
      <text:p text:style-name="P3">Apologies for my preoccupation. I have managed to pacify the rowdier of my two other guests with sugary little black dogs, so that I may continue my narration. But only briefly. In a moment, I will go stand over by my typewriter and teach my neophyte protege the consequences for taking advice from strange men over the internet, while I continue to attend to my second guest, who is you from an earlier point in the story.</text:p>
      <text:p text:style-name="P3">_</text:p>
      <text:p text:style-name="P3">56. =005709</text:p>
      <text:p text:style-name="P3">Remember?</text:p>
      <text:p text:style-name="P3"><text:soft-page-break/>We met here in my apartment a little while ago. At that moment, I was busy hosting you from the future, who is you right now, but I did not mention this at the time. I would have introduced your past self to your future self and vice versa, but it is a well known fact that past and future selves tend not to get along. A good host would never tolerate the potential for discord among guests, and as hosts go, I am simply the best there is.</text:p>
      <text:p text:style-name="P3">Please don't be alarmed. Past you was just leaving.</text:p>
      <text:p text:style-name="P3">Where was I?</text:p>
      <text:p text:style-name="P3">_</text:p>
      <text:p text:style-name="P3">57. =005710</text:p>
      <text:p text:style-name="P3">Of course.</text:p>
      <text:p text:style-name="P3">The two Heroes of Light had challenged the same Jack Noir, the one straddling The Scratch and about twenty hours of his own time, to a circumstantially simultaneous pair of duels. Circumstantial simultaneity is a concept more complex than its temporal analogue, and is valuable for examining the properties of paradox space. It is the agent responsible for the major cosmic event which pre-extinction Alternians came to refer to as The Great Undoing. The same concept rules the innumerable lesser events by which this critical moment shall be catalyzed, including the break, my employer's arrival, the detonation of a very powerful bomb, and my own death. It is an abstraction weaving together the fortunes of otherwise perfectly disparate chronologies, such as those bound to a pair of distinct sessions. It's not fully comprehensible to a mortal mind, and the length I will go to explain it to you will not extend beyond this sentence.</text:p>
      <text:p text:style-name="P3">_</text:p>
      <text:p text:style-name="P3">58. =005711</text:p>
      <text:p text:style-name="P3">But the story will.</text:p>
      <text:p text:style-name="P3">The Slayer was, for the moment, unmotivated by the Thief's motion for a compelling duel. This side of The Scratch, he opted for a more ruthless and calculating policy of extermination. On his arrival, not about to repeat the mistakes leading to his banishment, he quickly obliterated all twelve planets, followed by Prospit and Derse, to weed out those who might outsmart him in the same manner.</text:p>
      <text:p text:style-name="P3"><text:soft-page-break/>With as little fanfare, he seized the opportunity to follow the Thief's trail quickly before it dissipated, and destroyed their hideout in the veil.</text:p>
      <text:p text:style-name="P3">_</text:p>
      <text:p text:style-name="P3">59. =005712</text:p>
      <text:p text:style-name="P3">And now knowing her position,</text:p>
      <text:p text:style-name="P3">He would soon return for the duel she wanted.</text:p>
      <text:p text:style-name="P3">_</text:p>
      <text:p text:style-name="P3">60. =005713</text:p>
      <text:p text:style-name="P3">But not without a pair of trophies.</text:p>
      <text:p text:style-name="P3">_</text:p>
      <text:p text:style-name="P3">61. =005715</text:p>
      <text:p text:style-name="P3">Again, sorry for the interruption. My conversation with the girl ran a bit long, slightly exceeding the one second I scheduled for it.</text:p>
      <text:p text:style-name="P3">This is where events begin to outpace my awareness. The deeper into this dark pocket we explore, the more I will be forced to speculate. I rarely have cause to rely on probability, but luckily for you, my guesses are better than anybody's.</text:p>
      <text:p text:style-name="P3">_</text:p>
      <text:p text:style-name="P3">62. =005716</text:p>
      <text:p text:style-name="P3">I have always believed that a good storyteller should keep a comprehensive record of past events on hand. A scrapbook of personal significance, for instance, from which he may piece together current moments from past ones of a similar, if not identical nature. It's more efficient.</text:p>
      <text:p text:style-name="P3">_</text:p>
      <text:p text:style-name="P3">63. =005717</text:p>
      <text:p text:style-name="P3">It's also logical, since there is essentially nothing new in paradox space. Everything that can happen is either a visual or substantive reproduction of something which has already transpired on a timeline, offshoot or otherwise.</text:p>
      <text:p text:style-name="P3"><text:soft-page-break/>_</text:p>
      <text:p text:style-name="P3">64. =005718</text:p>
      <text:p text:style-name="P3">And if I'm going speculate on this duel, I might as well make use of earlier clippings.</text:p>
      <text:p text:style-name="P3">For the Slayer, this was round one against the Hero of Light.</text:p>
      <text:p text:style-name="P3">_</text:p>
      <text:p text:style-name="P3">65. =005719</text:p>
      <text:p text:style-name="P3">All I really need to do is flip it turn-ways, like so, and we have...</text:p>
      <text:p text:style-name="P3">_</text:p>
      <text:p text:style-name="P3">66. =005720</text:p>
      <text:p text:style-name="P3">Round two.</text:p>
      <text:p text:style-name="P7"><draw:frame draw:style-name="fr1" text:anchor-type="as-char" svg:width="0.0209in" svg:height="0.0937in" draw:z-index="1"><draw:image xlink:href="Pictures/2000000800000035000000EE03F14087.wmf" xlink:type="simple" xlink:show="embed" xlink:actuate="onLoad"/></draw:frame></text:p>
      <text:p text:style-name="P4">_</text:p>
      <text:p text:style-name="P4">67. =005721</text:p>
      <text:p text:style-name="P4">The Thief would probably roll her dice.</text:p>
      <text:p text:style-name="P4">And just as probably, due to her impressive hoard of stolen fortune, she would have a 100% chance of rolling the most favorable result.</text:p>
      <text:p text:style-name="P4">Ordinarily, this result would be almost impossibly improbable. The odds of the roll would be 1 in 16,777,216, to be specific.</text:p>
      <text:p text:style-name="P4">And to be less specific, 1 in...</text:p>
      <text:p text:style-name="P4">_</text:p>
      <text:p text:style-name="P4">68. =005722</text:p>
      <text:p text:style-name="P4">8^y</text:p>
      <text:p text:style-name="P4">Where y = 8.</text:p>
      <text:p text:style-name="P4">[Hee hee.]</text:p>
      <text:p text:style-name="P4">_</text:p>
      <text:p text:style-name="P4">69. =005727</text:p>
      <text:p text:style-name="P4">In round two, the Slayer would be not merely compelled,</text:p>
      <text:p text:style-name="P4"><text:soft-page-break/>But challenged, if my guess is right.</text:p>
      <text:p text:style-name="P4">Challenged by one claiming godhood before reaping the prodigious spoils from striking down a formidable endgame foe. One with the guile of a cheater, the luck of a Clover, the hubris of her mentor, and the drive known only to the pathologically competitive.</text:p>
      <text:p text:style-name="P4">I believe he'd be challenged, yes...</text:p>
      <text:p text:style-name="P4">_</text:p>
      <text:p text:style-name="P4">70. =005728</text:p>
      <text:p text:style-name="P4">But not outmatched.</text:p>
      <text:p text:style-name="P4">As one who shares the Slayer's source of power, my projection must give him the unambiguous advantage. But even so...</text:p>
      <text:p text:style-name="P4">_</text:p>
      <text:p text:style-name="P4">71. =005729</text:p>
      <text:p text:style-name="P4">While I continue to not be a gambling man,</text:p>
      <text:p text:style-name="P4">(That didn't stop being a thing that was true or anything.)</text:p>
      <text:p text:style-name="P4">_</text:p>
      <text:p text:style-name="P4">72. =005730</text:p>
      <text:p text:style-name="P4">I'm reasonably sure that if I was,</text:p>
      <text:p text:style-name="P4">_</text:p>
      <text:p text:style-name="P4">73. =005731</text:p>
      <text:p text:style-name="P4">I wouldn't bet against her.</text:p>
      <text:p text:style-name="P4">_</text:p>
      <text:p text:style-name="P4">74. =005732</text:p>
      <text:p text:style-name="P4">Moving on.</text:p>
      <text:p text:style-name="P4">Let's pull back from this ever narrowing dark pocket. All this uncertainty is wearing thinner than the only pair of pants in an immortal's wardrobe.</text:p>
      <text:p text:style-name="P4">I've never much enjoyed navigating the vortices of alternative possibility. The path which alone has my absolute mastery is the alpha timeline, a continuum I define as that which boasts exclusive rights both to my birth and to my death, two circumstantially simultaneous events. Any divergence from this path to my knowing will taper into blackness like rotting roots. But if I was a Seer, such offshoots would be fully within my <text:soft-page-break/>domain. And if I was a Seer of Mind in particular, synaptic causality would be my specialty.</text:p>
      <text:p text:style-name="P4">A Seer of Mind would have given you a more reliable account, perhaps. But then, she would do many things I wouldn't.</text:p>
      <text:p text:style-name="P4">_</text:p>
      <text:p text:style-name="P4">75. =005733</text:p>
      <text:p text:style-name="P4">A Seer would support her allies in battle not with her weapons, but her vision. She would sift through dross of her comrades' poor tactical inclinations and examine the grim consequences. A Seer would not charge into the fray headlong but direct it as a conductor with a baton. She would have the sight to eschew the obvious gambits, and find the path to victory disguised cleverly as setback, or even imminent defeat. She would behold the fortunes of friends and foes in totality, and appraise the contrivance of luck itself. She would know its mines were not to be plundered, but simply explored and charted carefully.</text:p>
      <text:p text:style-name="P4">_</text:p>
      <text:p text:style-name="P4">76. =005734</text:p>
      <text:p text:style-name="P4">A true Seer would know where luck is a given, where it is absent, and most importantly, where it doesn't matter at all.</text:p>
      <text:p text:style-name="P4">_</text:p>
      <text:p text:style-name="P4">77. =005735</text:p>
      <text:p text:style-name="P4">And she would know victory doesn't matter in a reality where all else is doomed to fail.</text:p>
      <text:p text:style-name="P4">_</text:p>
      <text:p text:style-name="P4">78. =005736</text:p>
      <text:p text:style-name="P4">What sort of story would this be, with our Knight and Seer made to stay cadavers? Certainly not one the alpha timeline would allow.</text:p>
      <text:p text:style-name="P4">_</text:p>
      <text:p text:style-name="P4">79. =005737</text:p>
      <text:p text:style-name="P4">And not one she'd allow either.</text:p>
      <text:p text:style-name="P4">_</text:p>
      <text:p text:style-name="P4">80. =005752</text:p>
      <text:p text:style-name="P4">Stop.</text:p>
      <text:p text:style-name="P4"><text:soft-page-break/>_</text:p>
      <text:p text:style-name="P4">81. =005753</text:p>
      <text:p text:style-name="P4">I am serious... Please stop.</text:p>
      <text:p text:style-name="P4">_</text:p>
      <text:p text:style-name="P4">82. =005754</text:p>
      <text:p text:style-name="P4">Oh my.</text:p>
      <text:p text:style-name="P4">_</text:p>
      <text:p text:style-name="P4">83. =005755</text:p>
      <text:p text:style-name="P4">Oh my, oh my, oh my. This will not do at all.</text:p>
      <text:p text:style-name="P4">_</text:p>
      <text:p text:style-name="P4">84. =005756</text:p>
      <text:p text:style-name="P4">Pardon me while I adjust the narrow fenestrated wall,</text:p>
      <text:p text:style-name="P4">_</text:p>
      <text:p text:style-name="P4">85. =005757</text:p>
      <text:p text:style-name="P4">To redirect the view from this impropriety. Oh goodness.</text:p>
      <text:p text:style-name="P4">_</text:p>
      <text:p text:style-name="P4">86. =005758</text:p>
      <text:p text:style-name="P4">There.</text:p>
      <text:p text:style-name="P4">_</text:p>
      <text:p text:style-name="P4">87. =005759</text:p>
      <text:p text:style-name="P4">I am a wonderful chaperone as well as an excellent host.</text:p>
      <text:p text:style-name="P4">_</text:p>
      <text:p text:style-name="P4">88. =005761</text:p>
      <text:p text:style-name="P4">Stop!!!!!!!!!!!!</text:p>
      <text:p text:style-name="P4">Oh, for crying out loud.</text:p>
      <text:p text:style-name="P4">_</text:p>
      <text:p text:style-name="P4">89. =005762</text:p>
      <text:p text:style-name="P4">Slick, I can tolerate many things from a guest.</text:p>
      <text:p text:style-name="P4">Curt manners. Egregious womanizing. Murdering the help. Casual <text:soft-page-break/>arson.</text:p>
      <text:p text:style-name="P4">_</text:p>
      <text:p text:style-name="P4">90. =005763</text:p>
      <text:p text:style-name="P4">Even atrocious candy bowl etiquette.</text:p>
      <text:p text:style-name="P4">But it is the desecration of a priceless timepiece where I must draw the line. I'm afraid I must now insist that you take your beating quite personally.</text:p>
      <text:p text:style-name="P4">_</text:p>
      <text:p text:style-name="P4">91. =005764</text:p>
      <text:p text:style-name="P4">BREAK.</text:p>
      <text:p text:style-name="P4">_</text:p>
      <text:p text:style-name="P4">92. =005765</text:p>
      <text:p text:style-name="P4">HEADS.</text:p>
      <text:p text:style-name="P4">_</text:p>
      <text:p text:style-name="P4">93. =005766</text:p>
      <text:p text:style-name="P4">And so on.</text:p>
      <text:p text:style-name="P4">_</text:p>
      <text:p text:style-name="P4">94. =005767</text:p>
      <text:p text:style-name="P4">You let me down, Slick.</text:p>
      <text:p text:style-name="P4">_</text:p>
      <text:p text:style-name="P4">95. =005768</text:p>
      <text:p text:style-name="P4">I thought I could rely on you of all people.</text:p>
      <text:p text:style-name="P4">_</text:p>
      <text:p text:style-name="P4">96. =005769</text:p>
      <text:p text:style-name="P4">To do what it is you do best.</text:p>
      <text:p text:style-name="P4">_</text:p>
      <text:p text:style-name="P4">97. =005770</text:p>
      <text:p text:style-name="P4">You are not supposed to kiss her, Mr. Noir.</text:p>
      <text:p text:style-name="P7"><text:soft-page-break/><draw:frame draw:style-name="fr1" text:anchor-type="as-char" svg:width="6in" svg:height="2.3126in" draw:z-index="2"><draw:image xlink:href="Pictures/200000080000432E000019D78795CCD3.wmf" xlink:type="simple" xlink:show="embed" xlink:actuate="onLoad"/></draw:frame></text:p>
      <text:p text:style-name="P4">_</text:p>
      <text:p text:style-name="P4">98. =005771</text:p>
      <text:p text:style-name="P4">Now leave, and never darken my door again.</text:p>
      <text:p text:style-name="P4">_</text:p>
      <text:p text:style-name="P4">99. =005772</text:p>
      <text:p text:style-name="P4">Would you look at this mess.</text:p>
      <text:p text:style-name="P4">_</text:p>
      <text:p text:style-name="P4">100. =005773</text:p>
      <text:p text:style-name="P4">This scrapbook is now in hopeless disarray.</text:p>
      <text:p text:style-name="P4">_</text:p>
      <text:p text:style-name="P4">101. =005774</text:p>
      <text:p text:style-name="P4">Feel free to examine the clippings while I tidy.</text:p>
      <text:p text:style-name="P4">_</text:p>
      <text:p text:style-name="P4">102. =005795</text:p>
      <text:p text:style-name="P4">Try to make sense of this mess yourself.</text:p>
      <text:p text:style-name="P4">_</text:p>
      <text:p text:style-name="P4">103. =005836</text:p>
      <text:p text:style-name="P4">Oh, wonderful. Another interruption.</text:p>
      <text:p text:style-name="P4">It seems she's acting out again. Sorting these clippings will have to wait while I settle her down. I apologize profusely.</text:p>
      <text:p text:style-name="P4">Please continue to help yourself to the serviceable "==&gt;" command in my absence. As a first-class host, I keep a healthy supply on <text:soft-page-break/>hand at all times. </text:p>
      <text:p text:style-name="P4">_</text:p>
      <text:p text:style-name="P4">104. AA1: =005897</text:p>
      <text:p text:style-name="P4">Oh shut up.</text:p>
      <text:p text:style-name="P4">_</text:p>
      <text:p text:style-name="P4">105. AA2: =005932</text:p>
      <text:p text:style-name="P4">What did I say?</text:p>
      <text:p text:style-name="P4">_</text:p>
      <text:p text:style-name="P4">106. AA3: =005934</text:p>
      <text:p text:style-name="P4">I have repeatedly made it clear that the fifth wall is to remain off.</text:p>
      <text:p text:style-name="P4">_</text:p>
      <text:p text:style-name="P4">107. AA4: =005935</text:p>
      <text:p text:style-name="P4">I refuse to acknowledge this foolish man's self indulgent rubbish. His frivolous charades have no place in this building, or anywhere in this reality.</text:p>
      <text:p text:style-name="P4">Am I making myself understood, young lady?</text:p>
      <text:p text:style-name="P4">_</text:p>
      <text:p text:style-name="P4">108. AA5: =005936</text:p>
      <text:p text:style-name="P4">Or will I have to suspend your furniture privileges again?</text:p>
      <text:p text:style-name="P4">_</text:p>
      <text:p text:style-name="P4">109. AA6: =005937</text:p>
      <text:p text:style-name="P4">I see. It's another one of your moods. We will have to work on ironing out this behavior before you meet your true master.</text:p>
      <text:p text:style-name="P4">_</text:p>
      <text:p text:style-name="P4">110. AA7: =005938</text:p>
      <text:p text:style-name="P4">He is a far less gracious host than I.</text:p>
      <text:p text:style-name="P4">Wait, what are you doing?</text:p>
      <text:p text:style-name="P4">_</text:p>
      <text:p text:style-name="P4">111. AA8: =005939</text:p>
      <text:p text:style-name="P4">No, stop that.</text:p>
      <text:p text:style-name="P4"><text:soft-page-break/>You render yourself in a more symbolic manner this instant.</text:p>
      <text:p text:style-name="P4">_</text:p>
      <text:p text:style-name="P4">112. AA9: =005940</text:p>
      <text:p text:style-name="P4">Thank you.</text:p>
      <text:p text:style-name="P4">_</text:p>
      <text:p text:style-name="P4">113. AA10: =005942</text:p>
      <text:p text:style-name="P4">Oh, is this what we're doing now?</text:p>
      <text:p text:style-name="P4">_</text:p>
      <text:p text:style-name="P4">114. AA11: =005943</text:p>
      <text:p text:style-name="P4">Maybe I have not been strict enough with your breathing privileges either?</text:p>
      <text:p text:style-name="P4">_</text:p>
      <text:p text:style-name="P4">115. AA12: =005945</text:p>
      <text:p text:style-name="P4">This vessel will reach your planet eventually. We can either go home the fast way, or the slow way.</text:p>
      <text:p text:style-name="P4">Your express ticket can only be validated with a display of good manners, miss.</text:p>
      <text:p text:style-name="P4">_</text:p>
      <text:p text:style-name="P4">116. AA13: =005949</text:p>
      <text:p text:style-name="P4">And there go the electricity privileges.</text:p>
      <text:p text:style-name="P4">_</text:p>
      <text:p text:style-name="P4">117. =005950</text:p>
      <text:p text:style-name="P4">I think now would be a good time for another round of reeducation regarding her purpose. A little refresher on the prestigious employment opportunity for which she is being groomed.</text:p>
      <text:p text:style-name="P4">_</text:p>
      <text:p text:style-name="P4">118. =005951</text:p>
      <text:p text:style-name="P4">And since you are still my guest, it would please me to tell you this inspiring tale as well.</text:p>
      <text:p text:style-name="P4">_</text:p>
      <text:p text:style-name="P4">119. =005952</text:p>
      <text:p text:style-name="P4"><text:soft-page-break/>It is a tale to remind her of the sacrifice she must make. One serving to remind all of her people of the sacrifice once made by long forgotten heroes in a discarded reality. It is of this sacrifice the Sufferer died to speak the truth, and it is his tale I will tell you now.</text:p>
      <text:p text:style-name="P4">_</text:p>
      <text:p text:style-name="P4">120. AA14: =005953</text:p>
      <text:p text:style-name="P4">Once, in this very universe, you could say, Alternia was home to a peaceful race. Trollkind had never known the corrupting influence in their evolution which led them to perpetual war and violence.</text:p>
      <text:p text:style-name="P4">That is to say, they had never known me.</text:p>
      <text:p text:style-name="P4">As was true of the bellicose world we know, there came to be twelve heroes on this peaceful planet. These heroes too had twelve ancestors whose fortunes were entwined with theirs. These twenty-four figures of legend were not of this world but sent from the sky, delivered from a reality not yet conceived.</text:p>
      <text:p text:style-name="P4">On the eve of their race's extinction, the twelve heroes would begin playing a game. They would make an admirable effort, but they would fail. Their civilization had not prepared them for the rigors of this game, and the ultimate reward would fall shy of their grasp. But their failure was more comprehensive, more systemic, than a result of simple inadequacy so common to young players of this game. Though they could not recognize it for the bad omen it was, this session was not the one in which they had been spawned. Such is the symptom of a subtle glitch affecting certain sessions, an error designed to trigger an unfathomable cascade of misfortune throughout paradox space. This glitch is the calling card of the one I serve. It is the discreet, gentlemanly manner in which he reserves his place in a universe for later visitation.</text:p>
      <text:p text:style-name="P4">The heroes, understanding their defeat was absolute, sought advice from the mother of all monsters. She offered them a choice. The heroes could either accept their defeat along with the extinction of their race, and put no others at risk. Or, she could show them a path to a second chance, to a reality in which the chosen heroes of their race would be strong enough to succeed with ease, and claim the reward. This reset would come at the cost of wiping the failed heroes from existence. They would live new lives from scratch, playing different roles in the reset reality, with no memory of the game they played or the choice they made.</text:p>
      <text:p text:style-name="P4">The heroes chose to accept this bargain, and scratched their session. In doing so they jumpstarted the reality in which the twenty-four figures of legend would together be created - and I <text:soft-page-break/>as well - and then sent back in time to take our places in history. Though I was delivered well before history even began, before the dawning of life on their planet. This time around, I would oversee its development, and thus fulfill the mother's promise of an aggressive, ruthlessly prepared group of heroes. One that would not rest until victory was secured.</text:p>
      <text:p text:style-name="P4">The young twenty-four would again be scattered in two groups, twelve modern contemporaries, and twelve ancients. But in addition to losing their memories of everything that had happened before the scratch, there was another catch for the failed heroes. In the new reality, they would not serve as the heroes. They would mature to become the ancestors of the twelve they formerly regarded as theirs, and this twelve would be chosen for glory. These children would be the heroes to achieve victory, and have the reward easily within reach.</text:p>
      <text:p text:style-name="P4">Of course this promise was fulfilled to the letter, as you have seen. The entire bargain was executed without a single hitch, as those authorized by my master always are. There was however one minor anomaly. One of the failed heroes, in his new life as an ancient on this now brutal planet, began to remember. This is his story.</text:p>
      <text:p text:style-name="P4">This is the story of the Signless.</text:p>
      <text:p text:style-name="P4">_</text:p>
      <text:p text:style-name="P4">121. AA15: =005954</text:p>
      <text:p text:style-name="P4">Few ever knew the Sufferer's given name, presuming quite reasonably he had none, and he came to be called Signless. Unlike his peers distributed elsewhere in history, he was not given a sign at a young age. Alas, there were no signs reserved for one of his mutant blood. His genetic deviation from the social order made him a pariah, forcing him to wander the world alone for many sweeps, concealing the color of his blood to avoid certain execution.</text:p>
      <text:p text:style-name="P4">But it may also have been due to his mutation that he began to have the visions. Spontaneous, lucid imagery of his world in peace, before its fall. He would never see the complete picture, or fully understand his previous incarnation's role in prompting this fall, or know of my hand in it. But the visions showed him all he needed to see. They held the promise of his people's true potential, beneath the ages of conditioned cruelty. They held the spark of revolution.</text:p>
      <text:p text:style-name="P4">In time, the visions gave purpose to his travels. He would preach heretical ideas no one else had dared to entertain, let alone risk discussing. He espoused the virtues of forgiveness, compassion, and equality among all bloodlines. He distributed his message intelligently, careful to preach only to those receptive, <text:soft-page-break/>never attracting unwelcome attention. But his growing movement could go unnoticed by the authorities for only so long.</text:p>
      <text:p text:style-name="P4">The highbloods were livid over the unprecedented heresy, and soon, a massive sectarian war followed, spreading across the planet and throughout the galaxy. The conflict was lopsided of course, with the Highbloods given full support from the Condesce and her sea dwellers. Inevitably, the Signless would be captured, and when he was, it was not a matter of whether he would be put to the irons, but how hot they would be if he failed to recant.</text:p>
      <text:p text:style-name="P4">_</text:p>
      <text:p text:style-name="P4">122. AA16: =005955</text:p>
      <text:p text:style-name="P4">During his penance, it was said the Sufferer's compassion for his people underwent a divine transformation, into limitless, burning rage. It burned hotter than the irons shackling him to the imperial flogging jut, and redder than the blood soaking his Righteous Leggings. When he was finally killed, his anger rung through the cosmos with his last breath. This Vast Expletive was his final sermon, and somewhere encoded in its wavelengths was the truth in his teachings, waiting to reveal itself to any who would inherit his burden.</text:p>
      <text:p text:style-name="P4">_</text:p>
      <text:p text:style-name="P4">123. AA17: =005956</text:p>
      <text:p text:style-name="P4">His teachings would also persist through surviving disciples, but in hushed tones. His following would dwindle to an obscure cult facing persecution for centuries. After his execution, the body was burned leaving only his irons. They cooled in the ash, as if his anger itself was subsiding, and his followers appropriated their shapes in defiance of the Highbloods. The symbols became the sign of the Signless, always shown as colorless as the cold iron, to conceal the stigma of his hue. This was as much a reminder to his followers to remain hidden as it was of the Sufferer's sacrifice, and his rage hidden like heat in the iron, one day to be reignited by another of his bloodline.</text:p>
      <text:p text:style-name="P4">The Sufferer preached that after he passed, another Signless would come, heralding the end times for their planet. The Second Signless would continue his work, and lead his people to glory beyond this realm. The followers kept his teachings alive for ages, even as the uproar surrounding the movement subsided. By modern times, the Sufferer's scripture was little more than ancient superstition all but forgotten. Hardly the anathema of old. But the followers had already made their preparations in the shadows, and when the Second Signless finally came he would have a lusus to raise him and a sign to his name.</text:p>
      <text:p text:style-name="P4">_</text:p>
      <text:p text:style-name="P4"><text:soft-page-break/>124. AA18: =005957</text:p>
      <text:p text:style-name="P4">The Sufferer required a less conventional upbringing to reach maturity. As a young grub, he landed in the brooding caverns where he would be expected to face his trials. But due to his mutation, surely no lusus would select him. No creature sympathetic to his scent had been bred yet. His odds for survival would have been remote, if not for a chance encounter.</text:p>
      <text:p text:style-name="P4">The Dolorosa belonged to the rare class assigned strictly to serving the mother grub in the caverns, forbidden from visiting the surface. While on an errand, she found the young Sufferer in his crater and immediately recognized the child as special, as well as in great danger. For an adult troll to raise a child was unthinkable, but she saw no other hope for him. The Dolorosa abandoned her duties in the caverns, and fled to the surface to raise him.</text:p>
      <text:p text:style-name="P4">In time, she would become the first follower of his teachings, and the first of his inner circle. But not his closest.</text:p>
      <text:p text:style-name="P4">_</text:p>
      <text:p text:style-name="P4">125. AA19: =005958</text:p>
      <text:p text:style-name="P4">Surrounding him on his rise to infamy and throughout the rebellion were the most trusted elites among his devoted. The <text:s/><draw:frame draw:style-name="fr1" text:anchor-type="as-char" svg:width="0.1252in" svg:height="0.1252in" draw:z-index="3"><draw:image xlink:href="Pictures/20000007000020DE000020DECBAA1B6E.wmf" xlink:type="simple" xlink:show="embed" xlink:actuate="onLoad"/></draw:frame>iioniic was a mage of unequaled telekinetic ability, who upon hearing the words of the Sufferer was inspired to free himself from the sort of slavery typical of his mentally gifted class.</text:p>
      <text:p text:style-name="P4">But his most devoted of all was his Disciple. She listened to every vision he retold, every lesson he preached, and faithfully recorded his scripture. Her ear was open to him always, and in time, his heart opened to her. To spread his message throughout the world they took to the seas in the vessel of legend known as the First Ship. It was said their love went beyond the four quadrants, transcending the grid entirely. Whatever that nonsense actually means.</text:p>
      <text:p text:style-name="P4">_</text:p>
      <text:p text:style-name="P4">126. AA20: =005959</text:p>
      <text:p text:style-name="P4">The Disciple was to be killed along with him. But at the last moment, the E%ecutor inexplicably took pity on her, and allowed her to escape. She absconded with the Leggings, which remained the only physical evidence of his holy suffering. She hid in caves for many sweeps, transcribing all of his scripture from memory on the walls in the blood of slain creatures, and lived the rest of her days in monastic savagery. Her dedication would be critical to the persistence of his message.</text:p>
      <text:p text:style-name="P4">But the Dolorosa was less fortunate, and was sold into slavery. <text:soft-page-break/>She spent the rest of her life as property of vicious sea dwellers. As for the <draw:frame draw:style-name="fr1" text:anchor-type="as-char" svg:width="0.1252in" svg:height="0.1252in" draw:z-index="4"><draw:image xlink:href="Pictures/20000007000020DE000020DECBAA1B6E.wmf" xlink:type="simple" xlink:show="embed" xlink:actuate="onLoad"/></draw:frame>iioniic, he was enlisted in a far worse, if more prestigious service.</text:p>
      <text:p text:style-name="P4">_</text:p>
      <text:p text:style-name="P4">127. AA21: =005960</text:p>
      <text:p text:style-name="P4">He was forced to serve as the Helmsman for Her Condescension's imperial battleship. Psychics of his kind were exploited for interstellar travel, and his abilities made her ship the fastest in the fleet by far. She grew so enamored of her Helmsman and his power, she would use her touch to extend his lifespan to match her own.</text:p>
      <text:p text:style-name="P4">_</text:p>
      <text:p text:style-name="P4">128. AA22: =005961</text:p>
      <text:p text:style-name="P4">Together they explored the stars for thousands of years. Due to the speed of her ship, she would personally expand the boundaries of her empire, typically being the first to greet new races before conquering them.</text:p>
      <text:p text:style-name="P4">_</text:p>
      <text:p text:style-name="P4">129. AA23: =005962</text:p>
      <text:p text:style-name="P4">After making first contact, occasions which she generally kept cordial, she would move on to new territory while a division of her fleet set a course for the unfortunate civilization, and proceeded to tear it apart. It could be any of the lethal brigades under her command to receive the orders, be it the Threshecutioners, Cavalreapers, Laughsassins, or Ruffiannihilators. Each was notoriously cruel in its own way, and each carried out orders with absolute loyalty. Because while the Condesce could extend a single life on her whim, she could just as casually cut short that of millions.</text:p>
      <text:p text:style-name="P4">_</text:p>
      <text:p text:style-name="P4">130. AA24: =005963</text:p>
      <text:p text:style-name="P4">If angered, she could simply express her grievance through communion with her ancient lusus of the deep, and turn its psychic devastation on her multitudes. The class hierarchy played into her hands politically in this respect. Killing off a haphazard swathe of the population, or an entire class, was suitable as a measure of last resort, but mass extermination does not lend itself well to practical governance. Its looming threat however is quite effective, especially while her empire was partitioned neatly into blood castes. She could use her leverage to delegate oppression to the subjugglators, whose unique abilities and exceptional brutality made them natural enforcers. <text:soft-page-break/>They too would delegate in their governance, exploiting the pride and loyalty of dangerous bluebloods beneath them, and so on down the hemospectrum, until the enslavement of the common castes was inescapable, in spite of their genetic gifts and strength in numbers. As a self-governing body, the land dwelling portion of her empire was formidable. But her force of sea dwellers was equally formidable, and the two were kept in check not only with the threat of psychic annihilation, but their mutual hatred and distrust.</text:p>
      <text:p text:style-name="P4">The only threat to her power was unification through uprising, a possibility made remote once she fully decentralized the race from the homeworld. She scattered all but the children throughout the galaxy after the most recent rebellion led by the Summoner. Upon doing so, she became so comfortable with her grip on power, she risked venturing deeper into space than ever before to grow her empire.</text:p>
      <text:p text:style-name="P4">But the more space she put between herself and Gl'bgolyb, the more she risked weakening her bond with the monster. The bond she and her successor shared with it exclusively could sway, and become strengthened with the younger. Perhaps she grew complacent with the threat successors posed, after such a long history of killing them with ease. Heiresses upon reaching maturity were expected to challenge the Condesce for the throne. It was not merely expected of them by their people, but demanded by their shared lusus.</text:p>
      <text:p text:style-name="P4">I like to think of her as the pet I gave to their race, at the dawning of their species' evolution. Like a sentience-warming gift. Again, it's just the sort of thing a good host does.</text:p>
      <text:p text:style-name="P4">_</text:p>
      <text:p text:style-name="P4">131. AA25: =005964</text:p>
      <text:p text:style-name="P4">If the lapse in her custodial bond was significant enough, it was not just political power she risked. At such a distance, she sacrificed concentration needed to curb its most dreadful psychic shriek of all, the galaxy-wide extinction event called the Vast Glub.</text:p>
      <text:p text:style-name="P4">Of course this eventuality proved a fitting reward for such reckless expansion of her territory. She chose the worst time possible to explore further from the homeworld than she'd ever been. She was scouring the edge of the galaxy for systems to plunder when she received word of her planet's devastation by meteors. The young were being slaughtered. The mother grub was dead. The end times were upon her people.</text:p>
      <text:p text:style-name="P4">She ordered all fleets to return to Alternia. But such was her empire's expansion and interplanetary occupation, few could make it in time to provide any meaningful defense. She instructed her <text:soft-page-break/>Helmsman to pilot the ship faster than he ever had, and he did so through extreme physical duress. He was able to leap across thousands of light years in a matter of hours. The exertion likely would have killed him, if the Glub didn't get to him first. Her touch could extend life, but never restore it, to her lament.</text:p>
      <text:p text:style-name="P4">In that instant, her empire was gone. Gl'bgolyb's swan song wiped out her entire race, save the Condesce and her lone heiress, leaving the empire nothing more than a galactic necropolis of floating tombs.</text:p>
      <text:p text:style-name="P4">_</text:p>
      <text:p text:style-name="P4">132. AA26: =005965</text:p>
      <text:p text:style-name="P4">She was forced to continue the journey home on auxiliary power. Her ship now travels near the speed of light, a pale shadow of its former velocity. It would take her another 612 solar sweeps after the Glub to reach her destination.</text:p>
      <text:p text:style-name="P4">She should arrive any minute now. When she does, she will find nothing but ruins and dust. If she cared to look closer, she would find a city of slain exiles, a man on the moon, and a pair of black lovers locked in a deadly dance. But whether she looks or not, one thing will find her with certainty.</text:p>
      <text:p text:style-name="P4">A new employment opportunity.</text:p>
      <text:p text:style-name="P4">_</text:p>
      <text:p text:style-name="P4">133. AA27: =005966</text:p>
      <text:p text:style-name="P4">Are you paying attention, protege? This is where your role in the story begins.</text:p>
      <text:p text:style-name="P4">Now stop your pouting and listen, unless you want another helping to the backside of my...</text:p>
      <text:p text:style-name="P4">Oh nuts. I seem to have forgotten my discipline broom.</text:p>
      <text:p text:style-name="P4">_</text:p>
      <text:p text:style-name="P4">134. AA28: =005967</text:p>
      <text:p text:style-name="P4">Anyway, the last of the twelve ancestors arrived a bit late. In fact, she would cross through her portal six centuries after the descendants had come and gone. There weren't many left to look after her, so she ended up in foster care.</text:p>
      <text:p text:style-name="P4">I remember it like it was yesterday. And for one who has as much time on his hands as I, it essentially was.</text:p>
      <text:p text:style-name="P4">_</text:p>
      <text:p text:style-name="P4"><text:soft-page-break/>135. AA29: =005968</text:p>
      <text:p text:style-name="P4">I would raise the girl to be groomed for her calling. My lessons would emphasize obedience, mastery of the clockwork majyyks, and being locked in a room.</text:p>
      <text:p text:style-name="P4">As you must have gathered by now, my employer will enter this universe quite soon. I will then relinquish my custody to him, and she will serve as his Handmaid for an eternity to be specified. As you must have also gathered, she has already done so. Though her most common of blood should have let her expire in just a dozen or two sweeps, his curse kept her very much alive.</text:p>
      <text:p text:style-name="P4">And she did not intend to stay that way.</text:p>
      <text:p text:style-name="P4">_</text:p>
      <text:p text:style-name="P4">136. AA30: =005969</text:p>
      <text:p text:style-name="P4">His curse is one of conditional mortality, with the desired outcome contingent on her service. When I release her, she will take her place at his side, and travel through time to carry out his orders.</text:p>
      <text:p text:style-name="P4">While I am his weapon of subtlety and precision, the Handmaid is strictly an apparatus of terror and suffering. We have both paved the road to his arrival, I in my way and she in hers. She would be present during every watershed moment in her civilization's development. Her recurrance in history would earn her the reputation of a demoness, more feared than even her master, a man though dreadful rarely makes himself seen. She stirred up class warfare and intensified bigotry in whatever era she haunted. She made sure the descendents would enter a world which prepared them well for the game, and took measures to see that they would play as they did.</text:p>
      <text:p text:style-name="P4">But once they entered and their world was in ashes, her work was nearly complete. Now, six centuries later, she would be given one last order to follow before her curse was lifted.</text:p>
      <text:p text:style-name="P4">A simple recruitment job.</text:p>
      <text:p text:style-name="P4">_</text:p>
      <text:p text:style-name="P4">137. AA31: =005970</text:p>
      <text:p text:style-name="P4">The Handmaid will enlist the Condesce, extending the same bargain once offered to her. It will be the sort involving neither negotiation nor possibility of refusal, expressed in terms plainly understood by the psychotic genocidal. The Condesce will serve as her new master's witch, carrying out his work in the places he cannot reach.</text:p>
      <text:p text:style-name="P4">_</text:p>
      <text:p text:style-name="P4"><text:soft-page-break/>138. AA32: =005971</text:p>
      <text:p text:style-name="P4">The two last trolls alive, blood of rust and royalty, will make each other pay for the crimes against their race. Their payment will be mutually dealt in the currency of punishment and reward at once. The Condesce will be rewarded with the power and immortality her new service entails, and punished by the grueling slavery for which it is synonymous. And you, young lady, are to be punished by death at the hands of your replacement. And so too will this be your reward.</text:p>
      <text:p text:style-name="P4">_</text:p>
      <text:p text:style-name="P4">139. AA33: =005972</text:p>
      <text:p text:style-name="P4">And so, my dear, that is the inspiring tale of your people, and why you should feel rather privileged to be in the position for which I have groomed you meticulously. Are you not grateful? Yes, surely you are, and it warms the soft fluffy material in my chest to know this. What is it? What are you looking at over there?</text:p>
      <text:p text:style-name="P4">Ah, of course. The clock. I can see you have a good eye for a fine timepiece. Your exemplary taste is certainly owed to a quality upbringing. Perhaps you wish to know the history of the clock, and how I came to possess it? Yes, I can see the sparkle of curiosity in your eye. It's a marvelous tale, one almost as long as it is verbosely told. Where do I even begin...</text:p>
      <text:p text:style-name="P4">_</text:p>
      <text:p text:style-name="P4">141. GM1*: =006009</text:p>
      <text:p text:style-name="P4">Suckers.</text:p>
      <text:p text:style-name="P4">_</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5" meta:object-count="0" meta:page-count="48" meta:paragraph-count="909" meta:word-count="11189" meta:character-count="61162"/>
    <meta:generator>OpenOffice/4.1.2$Win32 OpenOffice.org_project/412m3$Build-9782</meta:generator>
  </office:meta>
</office:document-meta>
</file>